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6000001BF5A10C5BCD314D8D2.jpg" manifest:media-type="image/jpeg"/>
  <manifest:file-entry manifest:full-path="Pictures/1000000000000286000001BF52A5D3DDB789F4F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magine1" text:anchor-type="paragraph" svg:x="0.247cm" svg:y="0.069cm" svg:width="17cm" svg:height="11.763cm" draw:z-index="0"><draw:image xlink:href="Pictures/1000000000000286000001BF52A5D3DDB789F4F6.jpg" xlink:type="simple" xlink:show="embed" xlink:actuate="onLoad" loext:mime-type="image/jpeg"/></draw:frame></text:p>
      <text:p text:style-name="Standard"><draw:frame draw:style-name="fr1" draw:name="Immagine2" text:anchor-type="paragraph" svg:x="0.247cm" svg:y="0.069cm" svg:width="17cm" svg:height="11.763cm" draw:z-index="1"><draw:image xlink:href="Pictures/1000000000000286000001BF5A10C5BCD314D8D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54:54.915199559</meta:creation-date>
    <meta:editing-duration>PT12S</meta:editing-duration>
    <meta:editing-cycles>2</meta:editing-cycles>
    <meta:generator>LibreOffice/6.0.7.3$Linux_X86_64 LibreOffice_project/00m0$Build-3</meta:generator>
    <dc:date>2019-05-27T10:55:23.579349712</dc:date>
    <meta:document-statistic meta:table-count="0" meta:image-count="2" meta:object-count="0" meta:page-count="1" meta:paragraph-count="0" meta:word-count="0" meta:character-count="0" meta:non-whitespace-character-count="0"/>
  </office:meta>
</office:document-meta>
</file>